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0000000366124378AFE4375EA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.062cm, 4.676cm, 4.13cm, 0cm)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.002cm" svg:viewBox="0 0 20998 29701" draw:points="0,0 20998,0 20998,29701 0,29701">
          <text:p/>
        </draw:polygon>
        <draw:frame draw:style-name="gr2" draw:text-style-name="P2" draw:layer="layout" svg:width="20.556cm" svg:height="9.42cm" svg:x="0.2cm" svg:y="2.08cm">
          <draw:image xlink:href="Pictures/100000000000060000000366124378AFE4375EA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8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0T12:08:21.380056306</dc:date>
    <meta:editing-duration>PT1M32S</meta:editing-duration>
    <meta:editing-cycles>2</meta:editing-cycles>
    <meta:generator>LibreOffice/5.3.6.1$Linux_X86_64 LibreOffice_project/30m0$Build-1</meta:generator>
    <meta:document-statistic meta:object-count="2"/>
  </office:meta>
</office:document-meta>
</file>